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080000000A4DF309D1D99C8DAE.png" manifest:media-type="image/png"/>
  <manifest:file-entry manifest:full-path="Pictures/100038B4000008A700000366336D7DE2CD6C3275.svg" manifest:media-type="image/svg+xml"/>
  <manifest:file-entry manifest:full-path="Pictures/100002010000004D00000011D3112637FED61D80.png" manifest:media-type="image/png"/>
  <manifest:file-entry manifest:full-path="Pictures/1000020100000054000000211E689A7702B8349C.png" manifest:media-type="image/png"/>
  <manifest:file-entry manifest:full-path="Pictures/1000335200000801000001C01FE1C97DB5241D7B.svg" manifest:media-type="image/svg+xml"/>
  <manifest:file-entry manifest:full-path="Pictures/100007F3000000B90000009FB68344FF4308F830.svg" manifest:media-type="image/svg+xml"/>
  <manifest:file-entry manifest:full-path="Pictures/10000809000000C7000000FEE93C93C9D561E50F.svg" manifest:media-type="image/svg+xml"/>
  <manifest:file-entry manifest:full-path="Pictures/1000020100000007000000068DA96E44323A324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e4c2"/>
    </style:style>
    <style:style style:name="gr1" style:family="graphic" style:parent-style-name="objectwithoutfill">
      <style:graphic-properties draw:stroke="dash" draw:stroke-dash="Fine_20_Dotted" svg:stroke-width="0.06cm" svg:stroke-color="#000000" draw:marker-start-width="0.3cm" draw:marker-end-width="0.3cm" draw:fill="solid" draw:textarea-vertical-align="middle" fo:padding-top="0.155cm" fo:padding-bottom="0.155cm" fo:padding-left="0.28cm" fo:padding-right="0.28cm"/>
    </style:style>
    <style:style style:name="gr2" style:family="graphic" style:parent-style-name="objectwithoutfill">
      <style:graphic-properties svg:stroke-width="0.05cm" svg:stroke-color="#bf0041" draw:marker-start-width="0.28cm" draw:marker-end="" draw:marker-end-width="0.38cm" draw:fill="solid" draw:textarea-vertical-align="middle" fo:padding-top="0.15cm" fo:padding-bottom="0.15cm" fo:padding-left="0.275cm" fo:padding-right="0.275cm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5cm" svg:stroke-color="#000000" draw:marker-start="Arrow" draw:marker-start-width="0.28cm" draw:marker-end-width="0.28cm" draw:fill="solid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1cm" svg:stroke-color="#00a933" draw:marker-start="" draw:marker-start-width="0.35cm" draw:marker-end="Arrow" draw:marker-end-width="0.35cm" draw:fill="solid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 fo:min-height="0.05cm" fo:min-width="0cm"/>
    </style:style>
    <style:style style:name="gr7" style:family="graphic" style:parent-style-name="objectwithoutfill">
      <style:graphic-properties svg:stroke-width="0.05cm" svg:stroke-color="#2a6099" draw:marker-start-width="0.28cm" draw:marker-end="" draw:marker-end-width="0.38cm" draw:fill="solid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ff4000" draw:marker-start="Circle" draw:marker-start-width="0.14cm" draw:marker-end="Circle" draw:marker-end-width="0.14cm" draw:fill="solid" draw:textarea-vertical-align="middle" fo:padding-top="0.15cm" fo:padding-bottom="0.15cm" fo:padding-left="0.275cm" fo:padding-right="0.275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5.5cm" svg:y1="2.5cm" svg:x2="5.5cm" svg:y2="7.6cm">
          <text:p/>
        </draw:line>
        <draw:line draw:style-name="gr1" draw:text-style-name="P1" draw:layer="layout" svg:x1="6cm" svg:y1="2.5cm" svg:x2="6cm" svg:y2="7.6cm">
          <text:p/>
        </draw:line>
        <draw:line draw:style-name="gr1" draw:text-style-name="P1" draw:layer="layout" svg:x1="6.5cm" svg:y1="2.5cm" svg:x2="6.5cm" svg:y2="7.6cm">
          <text:p/>
        </draw:line>
        <draw:line draw:style-name="gr1" draw:text-style-name="P1" draw:layer="layout" svg:x1="7cm" svg:y1="2.5cm" svg:x2="7cm" svg:y2="7.6cm">
          <text:p/>
        </draw:line>
        <draw:line draw:style-name="gr1" draw:text-style-name="P1" draw:layer="layout" svg:x1="7.5cm" svg:y1="2.5cm" svg:x2="7.5cm" svg:y2="7.6cm">
          <text:p/>
        </draw:line>
        <draw:line draw:style-name="gr1" draw:text-style-name="P1" draw:layer="layout" svg:x1="8cm" svg:y1="2.5cm" svg:x2="8cm" svg:y2="7.6cm">
          <text:p/>
        </draw:line>
        <draw:line draw:style-name="gr1" draw:text-style-name="P1" draw:layer="layout" svg:x1="8.5cm" svg:y1="2.5cm" svg:x2="8.5cm" svg:y2="7.6cm">
          <text:p/>
        </draw:line>
        <draw:line draw:style-name="gr1" draw:text-style-name="P1" draw:layer="layout" svg:x1="3cm" svg:y1="2.5cm" svg:x2="3cm" svg:y2="7.6cm">
          <text:p/>
        </draw:line>
        <draw:line draw:style-name="gr1" draw:text-style-name="P1" draw:layer="layout" svg:x1="3.5cm" svg:y1="2.5cm" svg:x2="3.5cm" svg:y2="7.6cm">
          <text:p/>
        </draw:line>
        <draw:line draw:style-name="gr1" draw:text-style-name="P1" draw:layer="layout" svg:x1="4cm" svg:y1="2.5cm" svg:x2="4cm" svg:y2="7.6cm">
          <text:p/>
        </draw:line>
        <draw:connector draw:style-name="gr2" draw:text-style-name="P1" draw:layer="layout" draw:type="curve" svg:x1="2.5cm" svg:y1="6.9cm" svg:x2="8.739cm" svg:y2="3.239cm" svg:d="M2500 6900c4680 0 1561-3661 6239-3661" svg:viewBox="0 0 6240 3662">
          <text:p/>
        </draw:connector>
        <draw:line draw:style-name="gr1" draw:text-style-name="P1" draw:layer="layout" svg:x1="4.5cm" svg:y1="2.5cm" svg:x2="4.5cm" svg:y2="7.6cm">
          <text:p/>
        </draw:line>
        <draw:line draw:style-name="gr1" draw:text-style-name="P1" draw:layer="layout" svg:x1="5cm" svg:y1="2.5cm" svg:x2="5cm" svg:y2="7.6cm">
          <text:p/>
        </draw:line>
        <draw:g>
          <svg:title>TexMaths</svg:title>
          <svg:desc>14§inline§P(t) = \begin{pmatrix} 
  x(t) \\ 
  y(t) 
\end{pmatrix} §svg§600§FALSE§</svg:desc>
          <draw:frame draw:style-name="gr3" draw:text-style-name="P2" draw:layer="layout" svg:width="3.1cm" svg:height="1.217cm" svg:x="8.8cm" svg:y="2.683cm">
            <draw:image xlink:href="Pictures/100038B4000008A700000366336D7DE2CD6C3275.svg" xlink:type="simple" xlink:show="embed" xlink:actuate="onLoad" loext:mime-type="image/svg+xml">
              <text:p/>
            </draw:image>
            <draw:image xlink:href="Pictures/1000020100000054000000211E689A7702B8349C.png" xlink:type="simple" xlink:show="embed" xlink:actuate="onLoad" loext:mime-type="image/png"/>
          </draw:frame>
        </draw:g>
        <draw:g>
          <svg:title>TexMaths</svg:title>
          <svg:desc>14§inline§G_{ij} = 
\begin{pmatrix} 
u_i , v_i
\end{pmatrix} §svg§600§FALSE§</svg:desc>
          <draw:frame draw:style-name="gr3" draw:text-style-name="P2" draw:layer="layout" svg:width="2.867cm" svg:height="0.626cm" svg:x="8.933cm" svg:y="6.3cm">
            <draw:image xlink:href="Pictures/1000335200000801000001C01FE1C97DB5241D7B.svg" xlink:type="simple" xlink:show="embed" xlink:actuate="onLoad" loext:mime-type="image/svg+xml">
              <text:p/>
            </draw:image>
            <draw:image xlink:href="Pictures/100002010000004D00000011D3112637FED61D80.png" xlink:type="simple" xlink:show="embed" xlink:actuate="onLoad" loext:mime-type="image/png"/>
          </draw:frame>
        </draw:g>
        <draw:line draw:style-name="gr4" draw:text-style-name="P1" draw:layer="layout" svg:x1="2.4cm" svg:y1="1.8cm" svg:x2="2.4cm" svg:y2="8.3cm">
          <text:p/>
        </draw:line>
        <draw:line draw:style-name="gr4" draw:text-style-name="P1" draw:layer="layout" svg:x1="9.2cm" svg:y1="7.7cm" svg:x2="1.8cm" svg:y2="7.7cm">
          <text:p/>
        </draw:line>
        <draw:g>
          <svg:title>TexMaths</svg:title>
          <svg:desc>14§inline§x§svg§600§FALSE§</svg:desc>
          <draw:frame draw:style-name="gr3" draw:text-style-name="P2" draw:layer="layout" svg:width="0.258cm" svg:height="0.221cm" svg:x="8.374cm" svg:y="8.041cm">
            <draw:image xlink:href="Pictures/100007F3000000B90000009FB68344FF4308F830.svg" xlink:type="simple" xlink:show="embed" xlink:actuate="onLoad" loext:mime-type="image/svg+xml">
              <text:p/>
            </draw:image>
            <draw:image xlink:href="Pictures/1000020100000007000000068DA96E44323A3242.png" xlink:type="simple" xlink:show="embed" xlink:actuate="onLoad" loext:mime-type="image/png"/>
          </draw:frame>
        </draw:g>
        <draw:g>
          <svg:title>TexMaths</svg:title>
          <svg:desc>14§inline§y§svg§600§FALSE§</svg:desc>
          <draw:frame draw:style-name="gr3" draw:text-style-name="P2" draw:layer="layout" svg:width="0.277cm" svg:height="0.354cm" svg:x="1.675cm" svg:y="2.342cm">
            <draw:image xlink:href="Pictures/10000809000000C7000000FEE93C93C9D561E50F.svg" xlink:type="simple" xlink:show="embed" xlink:actuate="onLoad" loext:mime-type="image/svg+xml">
              <text:p/>
            </draw:image>
            <draw:image xlink:href="Pictures/10000201000000080000000A4DF309D1D99C8DAE.png" xlink:type="simple" xlink:show="embed" xlink:actuate="onLoad" loext:mime-type="image/png"/>
          </draw:frame>
        </draw:g>
      </draw:page>
      <draw:page draw:name="page2" draw:style-name="dp1" draw:master-page-name="Standard">
        <draw:line draw:style-name="gr5" draw:text-style-name="P1" draw:layer="layout" svg:x1="6.842cm" svg:y1="4.88cm" svg:x2="6.852cm" svg:y2="3.547cm">
          <text:p/>
        </draw:line>
        <draw:line draw:style-name="gr5" draw:text-style-name="P1" draw:layer="layout" svg:x1="6.833cm" svg:y1="3.559cm" svg:x2="8.095cm" svg:y2="3.557cm">
          <text:p/>
        </draw:line>
        <draw:custom-shape draw:style-name="gr6" draw:text-style-name="P3" draw:layer="layout" svg:width="0.3cm" svg:height="0.3cm" svg:x="3.1cm" svg:y="3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3cm" svg:height="0.3cm" svg:x="4.3cm" svg:y="3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3cm" svg:height="0.3cm" svg:x="5.5cm" svg:y="3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3cm" svg:height="0.3cm" svg:x="6.7cm" svg:y="3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237cm" svg:y1="7.356cm" svg:x2="4.443cm" svg:y2="7.361cm">
          <text:p/>
        </draw:line>
        <draw:line draw:style-name="gr5" draw:text-style-name="P1" draw:layer="layout" svg:x1="4.449cm" svg:y1="7.386cm" svg:x2="4.451cm" svg:y2="6.115cm">
          <text:p/>
        </draw:line>
        <draw:line draw:style-name="gr5" draw:text-style-name="P1" draw:layer="layout" svg:x1="5.647cm" svg:y1="6.186cm" svg:x2="5.657cm" svg:y2="4.853cm">
          <text:p/>
        </draw:line>
        <draw:line draw:style-name="gr5" draw:text-style-name="P1" draw:layer="layout" svg:x1="5.59cm" svg:y1="4.851cm" svg:x2="6.852cm" svg:y2="4.849cm">
          <text:p/>
        </draw:line>
        <draw:line draw:style-name="gr5" draw:text-style-name="P1" draw:layer="layout" svg:x1="4.443cm" svg:y1="6.158cm" svg:x2="5.65cm" svg:y2="6.173cm">
          <text:p/>
        </draw:line>
        <draw:connector draw:style-name="gr7" draw:text-style-name="P1" draw:layer="layout" draw:type="curve" svg:x1="2.873cm" svg:y1="7.1cm" svg:x2="8.6cm" svg:y2="3.387cm" svg:d="M2873 7100c4296 0 1433-3713 5727-3713" svg:viewBox="0 0 5728 3714">
          <text:p/>
        </draw:connector>
        <draw:g>
          <svg:title>TexMaths</svg:title>
          <svg:desc>14§inline§P(t) = \begin{pmatrix} 
  x(t) \\ 
  y(t) 
\end{pmatrix} §svg§600§FALSE§</svg:desc>
          <draw:frame draw:style-name="gr3" draw:text-style-name="P2" draw:layer="layout" svg:width="3.1cm" svg:height="1.217cm" svg:x="8.8cm" svg:y="2.683cm">
            <draw:image xlink:href="Pictures/100038B4000008A700000366336D7DE2CD6C3275.svg" xlink:type="simple" xlink:show="embed" xlink:actuate="onLoad" loext:mime-type="image/svg+xml">
              <text:p/>
            </draw:image>
            <draw:image xlink:href="Pictures/1000020100000054000000211E689A7702B8349C.png" xlink:type="simple" xlink:show="embed" xlink:actuate="onLoad" loext:mime-type="image/png"/>
          </draw:frame>
        </draw:g>
        <draw:g>
          <svg:title>TexMaths</svg:title>
          <svg:desc>14§inline§G_{ij} = 
\begin{pmatrix} 
u_i , v_i
\end{pmatrix} §svg§600§FALSE§</svg:desc>
          <draw:frame draw:style-name="gr3" draw:text-style-name="P2" draw:layer="layout" svg:width="2.867cm" svg:height="0.626cm" svg:x="8.733cm" svg:y="5.874cm">
            <draw:image xlink:href="Pictures/1000335200000801000001C01FE1C97DB5241D7B.svg" xlink:type="simple" xlink:show="embed" xlink:actuate="onLoad" loext:mime-type="image/svg+xml">
              <text:p/>
            </draw:image>
            <draw:image xlink:href="Pictures/100002010000004D00000011D3112637FED61D80.png" xlink:type="simple" xlink:show="embed" xlink:actuate="onLoad" loext:mime-type="image/png"/>
          </draw:frame>
        </draw:g>
        <draw:line draw:style-name="gr4" draw:text-style-name="P1" draw:layer="layout" svg:x1="2.4cm" svg:y1="1.8cm" svg:x2="2.4cm" svg:y2="8.3cm">
          <text:p/>
        </draw:line>
        <draw:line draw:style-name="gr4" draw:text-style-name="P1" draw:layer="layout" svg:x1="9.2cm" svg:y1="7.7cm" svg:x2="1.8cm" svg:y2="7.7cm">
          <text:p/>
        </draw:line>
        <draw:g>
          <svg:title>TexMaths</svg:title>
          <svg:desc>14§inline§x§svg§600§FALSE§</svg:desc>
          <draw:frame draw:style-name="gr3" draw:text-style-name="P2" draw:layer="layout" svg:width="0.258cm" svg:height="0.221cm" svg:x="8.374cm" svg:y="8.041cm">
            <draw:image xlink:href="Pictures/100007F3000000B90000009FB68344FF4308F830.svg" xlink:type="simple" xlink:show="embed" xlink:actuate="onLoad" loext:mime-type="image/svg+xml">
              <text:p/>
            </draw:image>
            <draw:image xlink:href="Pictures/1000020100000007000000068DA96E44323A3242.png" xlink:type="simple" xlink:show="embed" xlink:actuate="onLoad" loext:mime-type="image/png"/>
          </draw:frame>
        </draw:g>
        <draw:g>
          <svg:title>TexMaths</svg:title>
          <svg:desc>14§inline§y§svg§600§FALSE§</svg:desc>
          <draw:frame draw:style-name="gr3" draw:text-style-name="P2" draw:layer="layout" svg:width="0.277cm" svg:height="0.354cm" svg:x="1.675cm" svg:y="2.342cm">
            <draw:image xlink:href="Pictures/10000809000000C7000000FEE93C93C9D561E50F.svg" xlink:type="simple" xlink:show="embed" xlink:actuate="onLoad" loext:mime-type="image/svg+xml">
              <text:p/>
            </draw:image>
            <draw:image xlink:href="Pictures/10000201000000080000000A4DF309D1D99C8DAE.png" xlink:type="simple" xlink:show="embed" xlink:actuate="onLoad" loext:mime-type="image/png"/>
          </draw:frame>
        </draw:g>
        <draw:custom-shape draw:style-name="gr6" draw:text-style-name="P3" draw:layer="layout" svg:width="0.3cm" svg:height="0.3cm" svg:x="3.1cm" svg:y="2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3cm" svg:height="0.3cm" svg:x="4.3cm" svg:y="2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3cm" svg:height="0.3cm" svg:x="5.5cm" svg:y="2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3cm" svg:height="0.3cm" svg:x="6.7cm" svg:y="2.1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831cm" svg:y1="3.475cm" svg:x2="6.936cm" svg:y2="3.76cm">
          <text:p/>
        </draw:line>
        <draw:custom-shape draw:style-name="gr6" draw:text-style-name="P3" draw:layer="layout" svg:width="0.3cm" svg:height="0.3cm" svg:x="3.1cm" svg:y="4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3cm" svg:height="0.3cm" svg:x="4.3cm" svg:y="4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3cm" svg:height="0.3cm" svg:x="5.5cm" svg:y="4.7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5.587cm" svg:y1="4.802cm" svg:x2="5.911cm" svg:y2="5.003cm">
          <text:p/>
        </draw:line>
        <draw:custom-shape draw:style-name="gr6" draw:text-style-name="P3" draw:layer="layout" svg:width="0.3cm" svg:height="0.3cm" svg:x="6.7cm" svg:y="4.7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128cm" svg:y1="4.285cm" svg:x2="6.91cm" svg:y2="4.895cm">
          <text:p/>
        </draw:line>
        <draw:custom-shape draw:style-name="gr6" draw:text-style-name="P3" draw:layer="layout" svg:width="0.3cm" svg:height="0.3cm" svg:x="3.1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3cm" svg:height="0.3cm" svg:x="4.3cm" svg:y="6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41cm" svg:y1="6.112cm" svg:x2="4.84cm" svg:y2="6.708cm">
          <text:p/>
        </draw:line>
        <draw:custom-shape draw:style-name="gr6" draw:text-style-name="P3" draw:layer="layout" svg:width="0.3cm" svg:height="0.3cm" svg:x="5.5cm" svg:y="6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5.343cm" svg:y1="5.956cm" svg:x2="5.711cm" svg:y2="6.187cm">
          <text:p/>
        </draw:line>
        <draw:custom-shape draw:style-name="gr6" draw:text-style-name="P3" draw:layer="layout" svg:width="0.3cm" svg:height="0.3cm" svg:x="6.7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3cm" svg:height="0.3cm" svg:x="3.1cm" svg:y="7.2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3.229cm" svg:y1="7.012cm" svg:x2="3.263cm" svg:y2="7.408cm">
          <text:p/>
        </draw:line>
        <draw:custom-shape draw:style-name="gr6" draw:text-style-name="P3" draw:layer="layout" svg:width="0.3cm" svg:height="0.3cm" svg:x="4.3cm" svg:y="7.2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258cm" svg:y1="6.843cm" svg:x2="4.48cm" svg:y2="7.431cm">
          <text:p/>
        </draw:line>
        <draw:custom-shape draw:style-name="gr6" draw:text-style-name="P3" draw:layer="layout" svg:width="0.3cm" svg:height="0.3cm" svg:x="5.5cm" svg:y="7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3cm" svg:height="0.3cm" svg:x="6.7cm" svg:y="7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3cm" svg:height="0.3cm" svg:x="7.9cm" svg:y="3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3cm" svg:height="0.3cm" svg:x="7.9cm" svg:y="4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3cm" svg:height="0.3cm" svg:x="7.9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3cm" svg:height="0.3cm" svg:x="7.9cm" svg:y="7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3cm" svg:height="0.3cm" svg:x="7.9cm" svg:y="2.1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008cm" svg:y1="3.355cm" svg:x2="8.088cm" svg:y2="3.6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8T11:27:15.762000000</meta:creation-date>
    <dc:date>2019-07-08T15:02:35.831000000</dc:date>
    <meta:editing-duration>PT1H43M44S</meta:editing-duration>
    <meta:editing-cycles>7</meta:editing-cycles>
    <meta:generator>LibreOffice/6.2.3.2$Windows_X86_64 LibreOffice_project/aecc05fe267cc68dde00352a451aa867b3b546ac</meta:generator>
    <meta:document-statistic meta:object-count="74"/>
  </office:meta>
</office:document-meta>
</file>